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3654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4965in"/>
    </style:style>
    <style:style style:name="co12" style:family="table-column">
      <style:table-column-properties fo:break-before="auto" style:column-width="1.2563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075in" fo:break-before="auto" style:use-optimal-row-height="fals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QuestNPC</text:p>
            <text:p>Coords</text:p>
          </table:table-cell>
          <table:table-cell table:style-name="ce1" office:value-type="string">
            <text:p>MapID/locInVec</text:p>
            <text:p>/NameID</text:p>
          </table:table-cell>
          <table:table-cell table:style-name="ce1" office:value-type="string">
            <text:p>TextID's</text:p>
          </table:table-cell>
        </table:table-row>
        <table:table-row table:style-name="ro4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town_music.wav</text:p>
          </table:table-cell>
          <table:table-cell table:number-columns-repeated="3" office:value-type="string">
            <text:p>N/A</text:p>
          </table:table-cell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</table:table-cell>
          <table:table-cell office:value-type="string">
            <text:p>26,52</text:p>
            <text:p>18,1</text:p>
            <text:p>19,1</text:p>
          </table:table-cell>
          <table:table-cell office:value-type="string">
            <text:p>5</text:p>
            <text:p>7</text:p>
            <text:p>7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NPC1)29,31</text:p>
            <text:p>(Armor)30, 119</text:p>
          </table:table-cell>
          <table:table-cell office:value-type="string">
            <text:p>6,0,1</text:p>
            <text:p>6,?,?</text:p>
            <text:p>6,?,?</text:p>
            <text:p>6,2,1</text:p>
            <text:p>6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 office:value-type="string">
            <text:p>18, 68</text:p>
          </table:table-cell>
          <table:table-cell office:value-type="string">
            <text:p>6,0,1</text:p>
          </table:table-cell>
          <table:table-cell office:value-type="string">
            <text:p>1,2,3</text:p>
          </table:table-cell>
        </table:table-row>
        <table:table-row table:style-name="ro6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0,1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?,?,?</text:p>
            <text:p>?,?,?</text:p>
          </table:table-cell>
          <table:table-cell office:value-type="string">
            <text:p>1</text:p>
            <text:p>3</text:p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21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4/02/2019</text:date>, <text:time>20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02T20:40:20.55</dc:date>
    <meta:editing-duration>PT4H9M8S</meta:editing-duration>
    <meta:editing-cycles>18</meta:editing-cycles>
    <meta:generator>OpenOffice/4.1.6$Win32 OpenOffice.org_project/416m1$Build-9790</meta:generator>
    <meta:document-statistic meta:table-count="3" meta:cell-count="186" meta:object-count="0"/>
  </office:meta>
</office:document-meta>
</file>